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8080" fo:font-size="12pt" style:font-size-asian="12pt" style:font-size-complex="12pt"/>
    </style:style>
    <style:style style:name="T1" style:family="text">
      <style:text-properties fo:color="#808080"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3.829cm" svg:height="2.116cm" svg:x="10.888cm" svg:y="6.675cm">
          <text:p text:style-name="P1"><text:span text:style-name="T1">EP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51cm" svg:height="0.869cm" svg:x="12.387cm" svg:y="11.546cm">
          <text:p text:style-name="P1"><text:span text:style-name="T1">PN</text:span></text:p>
          <draw:enhanced-geometry svg:viewBox="0 0 21600 21600" draw:type="rectangle" draw:enhanced-path="M 0 0 L 21600 0 21600 21600 0 21600 0 0 Z N"/>
        </draw:custom-shape>
        <draw:line draw:style-name="gr3" draw:layer="layout" svg:x1="12.803cm" svg:y1="11.127cm" svg:x2="12.803cm" svg:y2="8.791cm">
          <text:p/>
        </draw:line>
        <draw:line draw:style-name="gr3" draw:layer="layout" svg:x1="12.433cm" svg:y1="11.134cm" svg:x2="13.153cm" svg:y2="11.134cm">
          <text:p/>
        </draw:lin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微软雅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微软雅黑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微软雅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微软雅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微软雅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dc:date>2003-04-07T20:47:14</dc:date>
    <meta:editing-duration>P15824DT17H31M44S</meta:editing-duration>
    <meta:generator>LibreOffice/3.6$Linux_X86_64 LibreOffice_project/360m1$Build-2</meta:generator>
    <meta:document-statistic meta:object-count="23"/>
    <meta:user-defined meta:name="Version" meta:value-type="float">1</meta:user-defined>
  </office:meta>
</office:document-meta>
</file>